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6.698cm" fo:min-width="6.44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8cm" draw:marker-end="Extrémités_20_de_20_flèche_20_1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gr3" style:family="graphic" style:parent-style-name="objectwithoutfill" style:list-style-name="L1">
      <style:graphic-properties svg:stroke-width="0.053cm" svg:stroke-color="#000000" draw:marker-start="Extrémités_20_de_20_flèche_20_1" draw:marker-start-width="0.28cm" draw:marker-end="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7.065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808080" draw:opacity="50%" draw:opacity-name="" draw:textarea-horizontal-align="justify" draw:textarea-vertical-align="middle" draw:auto-grow-height="false" fo:min-height="16.698cm" fo:min-width="15.697cm" fo:padding-top="0.151cm" fo:padding-bottom="0.151cm" fo:padding-left="0.276cm" fo:padding-right="0.276cm"/>
    </style:style>
    <style:style style:name="gr6" style:family="graphic" style:parent-style-name="objectwithoutfill" style:list-style-name="L1">
      <style:graphic-properties svg:stroke-width="0.053cm" svg:stroke-color="#000000" draw:marker-start="Extrémités_20_de_20_flèche_20_1" draw:marker-start-width="0.28cm" draw:marker-end="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4.75cm" fo:min-width="4.75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81cm" draw:marker-start-width="0.321cm" draw:marker-end-width="0.321cm" draw:fill-color="#ffffff" draw:opacity="0%" draw:opacity-name="" draw:textarea-horizontal-align="justify" draw:textarea-vertical-align="middle" draw:auto-grow-height="false" fo:min-height="9.42cm" fo:min-width="6.148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808080" draw:opacity="5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" draw:style-name="dp1" draw:master-page-name="Standard">
        <draw:custom-shape draw:style-name="gr1" draw:text-style-name="P1" draw:layer="layout" svg:width="7cm" svg:height="17cm" svg:x="10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2.5cm" svg:x2="10cm" svg:y2="2.5cm">
          <text:p text:style-name="P2"><text:span text:style-name="T1">clk</text:span></text:p>
        </draw:line>
        <draw:line draw:style-name="gr2" draw:text-style-name="P3" draw:layer="layout" svg:x1="4cm" svg:y1="3.5cm" svg:x2="10cm" svg:y2="3.5cm">
          <text:p text:style-name="P2"><text:span text:style-name="T1">rst_n</text:span></text:p>
        </draw:line>
        <draw:line draw:style-name="gr2" draw:text-style-name="P3" draw:layer="layout" svg:x1="4cm" svg:y1="5.25cm" svg:x2="10cm" svg:y2="5.25cm">
          <text:p text:style-name="P2"><text:span text:style-name="T1">i_start</text:span></text:p>
        </draw:line>
        <draw:line draw:style-name="gr2" draw:text-style-name="P3" draw:layer="layout" svg:x1="4cm" svg:y1="6.5cm" svg:x2="10cm" svg:y2="6.5cm">
          <text:p text:style-name="P2"><text:span text:style-name="T1">i_loop</text:span></text:p>
        </draw:line>
        <draw:line draw:style-name="gr2" draw:text-style-name="P3" draw:layer="layout" svg:x1="4cm" svg:y1="7.75cm" svg:x2="10cm" svg:y2="7.75cm">
          <text:p text:style-name="P2"><text:span text:style-name="T1">i_start_ptr[G_ADDR_WIDTH-1:0]</text:span></text:p>
        </draw:line>
        <draw:line draw:style-name="gr2" draw:text-style-name="P3" draw:layer="layout" svg:x1="4cm" svg:y1="9.25cm" svg:x2="10cm" svg:y2="9.25cm">
          <text:p text:style-name="P2"><text:span text:style-name="T1">i_stop_ptr[G_ADDR_WIDTH-1:0]</text:span></text:p>
        </draw:line>
        <draw:line draw:style-name="gr2" draw:text-style-name="P3" draw:layer="layout" svg:x1="4cm" svg:y1="11.25cm" svg:x2="10cm" svg:y2="11.25cm">
          <text:p text:style-name="P2"><text:span text:style-name="T1">i_period[G_PERIOD_WIDTH:0]</text:span></text:p>
        </draw:line>
        <draw:line draw:style-name="gr2" draw:text-style-name="P3" draw:layer="layout" svg:x1="4cm" svg:y1="13cm" svg:x2="10cm" svg:y2="13cm">
          <text:p text:style-name="P2"><text:span text:style-name="T1">i_raz</text:span></text:p>
        </draw:line>
        <draw:line draw:style-name="gr2" draw:text-style-name="P3" draw:layer="layout" svg:x1="17cm" svg:y1="3.75cm" svg:x2="23cm" svg:y2="3.75cm">
          <text:p text:style-name="P2"><text:span text:style-name="T1">o_ws2812_data</text:span></text:p>
        </draw:line>
        <draw:line draw:style-name="gr2" draw:text-style-name="P3" draw:layer="layout" svg:x1="17cm" svg:y1="4.75cm" svg:x2="23cm" svg:y2="4.75cm">
          <text:p text:style-name="P2"><text:span text:style-name="T1">o_busy</text:span></text:p>
        </draw:line>
        <draw:line draw:style-name="gr2" draw:text-style-name="P3" draw:layer="layout" svg:x1="17cm" svg:y1="6cm" svg:x2="23cm" svg:y2="6cm">
          <text:p text:style-name="P2"><text:span text:style-name="T1">o_ptr_error</text:span></text:p>
        </draw:line>
        <draw:line draw:style-name="gr2" draw:text-style-name="P3" draw:layer="layout" svg:x1="4cm" svg:y1="14.25cm" svg:x2="10cm" svg:y2="14.25cm">
          <text:p text:style-name="P2"><text:span text:style-name="T1">i_me</text:span></text:p>
        </draw:line>
        <draw:line draw:style-name="gr2" draw:text-style-name="P3" draw:layer="layout" svg:x1="4cm" svg:y1="15.5cm" svg:x2="10cm" svg:y2="15.5cm">
          <text:p text:style-name="P2"><text:span text:style-name="T1">i_we</text:span></text:p>
        </draw:line>
        <draw:line draw:style-name="gr2" draw:text-style-name="P3" draw:layer="layout" svg:x1="4cm" svg:y1="17cm" svg:x2="10cm" svg:y2="17cm">
          <text:p text:style-name="P2"><text:span text:style-name="T1">i_addr[G_ADDR_WIDTH – 1:0]</text:span></text:p>
        </draw:line>
        <draw:line draw:style-name="gr2" draw:text-style-name="P3" draw:layer="layout" svg:x1="4cm" svg:y1="18cm" svg:x2="10cm" svg:y2="18cm">
          <text:p text:style-name="P2"><text:span text:style-name="T1">i_wdata</text:span></text:p>
        </draw:line>
        <draw:line draw:style-name="gr3" draw:text-style-name="P4" draw:layer="layout" svg:x1="4cm" svg:y1="18.75cm" svg:x2="10cm" svg:y2="18.75cm">
          <text:p text:style-name="P2"><text:span text:style-name="T1">o_rdata[G_DATA_WIDTH-1:0]</text:span></text:p>
        </draw:line>
        <draw:line draw:style-name="gr2" draw:text-style-name="P3" draw:layer="layout" svg:x1="17cm" svg:y1="8cm" svg:x2="23cm" svg:y2="8cm">
          <text:p text:style-name="P2"><text:span text:style-name="T1">o_ws2812_data_done</text:span></text:p>
        </draw:line>
      </draw:page>
      <draw:page draw:name="Spec" draw:style-name="dp1" draw:master-page-name="Standard">
        <draw:frame draw:style-name="gr4" draw:text-style-name="P6" draw:layer="layout" svg:width="25.5cm" svg:height="21.581cm" svg:x="2.25cm" svg:y="1.169cm">
          <draw:text-box>
            <text:p><text:span text:style-name="T2">Mode i_loop = 0 :</text:span></text:p>
            <text:p><text:span text:style-name="T2"><text:s text:c="2"/></text:span><text:span text:style-name="T2">- Sur un start (Pulse) =&gt; envoyer autant de data que définit par G_NB_LEDS et finir par un RESET (≥ 50 µs)</text:span></text:p>
            <text:p><text:span text:style-name="T2"><text:s text:c="2"/></text:span><text:span text:style-name="T2">- Latch de start_ptr et stop_ptr. stop_ptr – start_ptr doit etre au minimum egal à 1 <text:s/></text:span></text:p>
            <text:p><text:span text:style-name="T2"><text:s text:c="2"/></text:span><text:span text:style-name="T2">- Si stop_ptr – start_ptr = 0 =&gt; Ne rien générer sur <text:s/>o_ws2812_data et lever le flag o_ptr_error</text:span></text:p>
            <text:p><text:span text:style-name="T2"><text:s text:c="2"/></text:span><text:span text:style-name="T2">- o_ptr_error redescendra lors d’un nouveau start et si stop_ptr – start_ptr &gt; 0</text:span></text:p>
            <text:p><text:span text:style-name="T2"><text:s text:c="2"/></text:span><text:span text:style-name="T2">- Depiler le nombre de data définit par G_NB_LEDS. Si stop_ptr – start_ptr &gt; G_NB_LEDS =&gt; Pas de problèeme les data en trop ne seront pas lu</text:span></text:p>
            <text:p><text:span text:style-name="T2"><text:s text:c="2"/></text:span><text:span text:style-name="T2">- Si stop_ptr – last_ptr &gt; 0 et &lt; G_NB_LEDS =&gt; On reboucle le ptr_addr sur start_ptr</text:span></text:p>
            <text:p><text:span text:style-name="T2"><text:s text:c="2"/></text:span><text:span text:style-name="T2">- Pendant la génération =&gt; O_busy se lève jusqu’à la fin de la génération</text:span></text:p>
            <text:p><text:span text:style-name="T2"><text:s text:c="2"/></text:span><text:span text:style-name="T2">- un start pendant busy =&gt; ignoré, pas pris en compte</text:span></text:p>
            <text:p><text:span text:style-name="T2"><text:s text:c="2"/></text:span><text:span text:style-name="T2">- o_busy redescend un fois la génération terminé (G_NB_LED + RESET)</text:span></text:p>
            <text:p><text:span text:style-name="T2"><text:s text:c="2"/></text:span><text:span text:style-name="T2">- L’écriture de la RAM pendant une génération est possible mais pas censé arriver</text:span></text:p>
            <text:p><text:span text:style-name="T2"><text:s text:c="2"/></text:span><text:span text:style-name="T2">- Un pulse sur o_ws2812_done se lève lorsque les data sont ecrites (avant RESET)</text:span></text:p>
            <text:p><text:span text:style-name="T2"/></text:p>
            <text:p><text:span text:style-name="T2"/></text:p>
            <text:p><text:span text:style-name="T2">Mode i_loop = 1</text:span></text:p>
            <text:p><text:span text:style-name="T2"><text:s text:c="2"/></text:span><text:span text:style-name="T2">- Sur un start (Pulse) =&gt; envoyer autant de data que définit par G_NB_LEDS et finir par un RESET puis générer une tempo définit par i_period</text:span></text:p>
            <text:p><text:span text:style-name="T2"><text:s text:c="2"/></text:span><text:span text:style-name="T2">- Latch start_ptr, stop_ptr et i_period</text:span><text:span text:style-name="T3"> à la fin de la génération de la tempo ???? ou du RESET ? +</text:span><text:span text:style-name="T2"> Ajouter un pulse quabd loop terminé ?</text:span></text:p>
            <text:p><text:span text:style-name="T2"><text:s text:c="2"/></text:span><text:span text:style-name="T2">- sur i_lart, si stop_ptr – start_ptr = 0 =&gt; lever o_ptr_error</text:span></text:p>
            <text:p><text:span text:style-name="T2"><text:s text:c="2"/></text:span><text:span text:style-name="T2">- si pednant le loop si stop_ptr – start_ptr = 0 =&gt; ne pas commencer la génération des data et lever o_ptr_error</text:span></text:p>
            <text:p><text:span text:style-name="T2"><text:s text:c="2"/></text:span><text:span text:style-name="T2">- Dépiler le nombre de data, reboucler sur start_ptr une fois last_ptr <text:s/>reach</text:span></text:p>
            <text:p><text:span text:style-name="T2"><text:s text:c="2"/></text:span><text:span text:style-name="T2">- Stop loop quand i_raz se lève</text:span></text:p>
            <text:p text:style-name="P5"><text:span text:style-name="T2">- Un pulse sur o_ws2812_done se lève lorsque les data sont ecrites (avant RESET)</text:span></text:p>
            <text:p text:style-name="P5"><text:span text:style-name="T2"><text:s/></text:span><text:span text:style-name="T2">- L’écriture de la RAM pendant une génération est possible mais pas censé arriver</text:span></text:p>
            <text:p text:style-name="P5"><text:span text:style-name="T2"><text:s text:c="2"/></text:span><text:span text:style-name="T2">- Pendant un ongoing, un start est ignoré</text:span></text:p>
            <text:p text:style-name="P5"><text:span text:style-name="T2"/></text:p>
            <text:p><text:span text:style-name="T2"/></text:p>
            <text:p><text:span text:style-name="T2">RAZ :</text:span></text:p>
            <text:p><text:span text:style-name="T2"><text:s text:c="2"/></text:span><text:span text:style-name="T2">- i_raz est prio sur i_start</text:span></text:p>
            <text:p><text:span text:style-name="T2"><text:s text:c="2"/></text:span><text:span text:style-name="T2">- pendant un loop, si i_raz se lève, on termine de générer la data en cours et on génère G_NB_DATA à 0 + RESET pattern</text:span></text:p>
            <text:p><text:span text:style-name="T2"><text:s text:c="2"/></text:span><text:span text:style-name="T2">- pendant un i_loop = 0, si =&gt; on termine la data en cours et on génère G_NB_DATA à 0 + RESET</text:span></text:p>
            <text:p><text:span text:style-name="T2"/></text:p>
            <text:p><text:span text:style-name="T2">GENERICS :</text:span></text:p>
            <text:p><text:span text:style-name="T2"><text:s text:c="3"/></text:span><text:span text:style-name="T2">- G_CLOCK_FREQ : 100 000 000 [MHz]</text:span></text:p>
            <text:p><text:span text:style-name="T2"><text:s text:c="3"/></text:span><text:span text:style-name="T2">- G_NB_LEDS <text:s/>- integer</text:span><text:span text:style-name="T2"><text:line-break/></text:span><text:span text:style-name="T2"> <text:s text:c="2"/>- G_RAM_ADDR_WIDTH <text:s/>- integer</text:span></text:p>
            <text:p><text:span text:style-name="T2"><text:s text:c="3"/></text:span><text:span text:style-name="T2">- G_RAM_DATA_WIDTH <text:s/>- integer</text:span></text:p>
            <text:p><text:span text:style-name="T2"><text:s text:c="3"/></text:span><text:span text:style-name="T2">- WS2812B <text:s text:c="2"/>- std_logic ‘0’ =&gt; WS2812 – ‘1’ <text:s/>WS2812B</text:span></text:p>
            <text:p><text:span text:style-name="T2"><text:s text:c="3"/></text:span><text:span text:style-name="T2">- G_USE_RAM – std_logic ‘0’ =&gt; Use a simple buffer – ‘1’ Use a dpram 1 clk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</draw:page>
      <draw:page draw:name="page3" draw:style-name="dp1" draw:master-page-name="Standard">
        <draw:custom-shape draw:style-name="gr5" draw:text-style-name="P7" draw:layer="layout" svg:width="16.249cm" svg:height="17cm" svg:x="9.251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51cm" svg:y1="2.5cm" svg:x2="9.251cm" svg:y2="2.5cm">
          <text:p text:style-name="P2"><text:span text:style-name="T1">clk</text:span></text:p>
        </draw:line>
        <draw:line draw:style-name="gr2" draw:text-style-name="P3" draw:layer="layout" svg:x1="3.251cm" svg:y1="3.5cm" svg:x2="9.251cm" svg:y2="3.5cm">
          <text:p text:style-name="P2"><text:span text:style-name="T1">rst_n</text:span></text:p>
        </draw:line>
        <draw:line draw:style-name="gr2" draw:text-style-name="P3" draw:layer="layout" svg:x1="3.251cm" svg:y1="5.25cm" svg:x2="9.251cm" svg:y2="5.25cm">
          <text:p text:style-name="P2"><text:span text:style-name="T1">i_start</text:span></text:p>
        </draw:line>
        <draw:line draw:style-name="gr2" draw:text-style-name="P3" draw:layer="layout" svg:x1="3.251cm" svg:y1="6.5cm" svg:x2="9.251cm" svg:y2="6.5cm">
          <text:p text:style-name="P2"><text:span text:style-name="T1">i_loop</text:span></text:p>
        </draw:line>
        <draw:line draw:style-name="gr2" draw:text-style-name="P3" draw:layer="layout" svg:x1="3.251cm" svg:y1="7.75cm" svg:x2="9.251cm" svg:y2="7.75cm">
          <text:p text:style-name="P2"><text:span text:style-name="T1">i_start_ptr[G_ADDR_WIDTH-1:0]</text:span></text:p>
        </draw:line>
        <draw:line draw:style-name="gr2" draw:text-style-name="P3" draw:layer="layout" svg:x1="3.251cm" svg:y1="9.25cm" svg:x2="9.251cm" svg:y2="9.25cm">
          <text:p text:style-name="P2"><text:span text:style-name="T1">i_stop_ptr[G_ADDR_WIDTH-1:0]</text:span></text:p>
        </draw:line>
        <draw:line draw:style-name="gr2" draw:text-style-name="P3" draw:layer="layout" svg:x1="3.251cm" svg:y1="11.25cm" svg:x2="9.251cm" svg:y2="11.25cm">
          <text:p text:style-name="P2"><text:span text:style-name="T1">i_period[G_PERIOD_WIDTH:0]</text:span></text:p>
        </draw:line>
        <draw:line draw:style-name="gr2" draw:text-style-name="P3" draw:layer="layout" svg:x1="3.251cm" svg:y1="13cm" svg:x2="9.251cm" svg:y2="13cm">
          <text:p text:style-name="P2"><text:span text:style-name="T1">i_raz</text:span></text:p>
        </draw:line>
        <draw:line draw:style-name="gr2" draw:text-style-name="P3" draw:layer="layout" svg:x1="25.25cm" svg:y1="3.75cm" svg:x2="31.25cm" svg:y2="3.75cm">
          <text:p text:style-name="P2"><text:span text:style-name="T1">o_ws2812_data</text:span></text:p>
        </draw:line>
        <draw:line draw:style-name="gr2" draw:text-style-name="P3" draw:layer="layout" svg:x1="25.25cm" svg:y1="4.75cm" svg:x2="31.25cm" svg:y2="4.75cm">
          <text:p text:style-name="P2"><text:span text:style-name="T1">o_busy</text:span></text:p>
        </draw:line>
        <draw:line draw:style-name="gr2" draw:text-style-name="P3" draw:layer="layout" svg:x1="25.25cm" svg:y1="6cm" svg:x2="31.25cm" svg:y2="6cm">
          <text:p text:style-name="P2"><text:span text:style-name="T1">o_ptr_error</text:span></text:p>
        </draw:line>
        <draw:line draw:style-name="gr2" draw:text-style-name="P3" draw:layer="layout" svg:x1="3.251cm" svg:y1="14.25cm" svg:x2="9.251cm" svg:y2="14.25cm">
          <text:p text:style-name="P2"><text:span text:style-name="T1">i_me</text:span></text:p>
        </draw:line>
        <draw:line draw:style-name="gr2" draw:text-style-name="P3" draw:layer="layout" svg:x1="3.251cm" svg:y1="15.5cm" svg:x2="9.251cm" svg:y2="15.5cm">
          <text:p text:style-name="P2"><text:span text:style-name="T1">i_we</text:span></text:p>
        </draw:line>
        <draw:line draw:style-name="gr2" draw:text-style-name="P3" draw:layer="layout" svg:x1="3.251cm" svg:y1="17cm" svg:x2="9.251cm" svg:y2="17cm">
          <text:p text:style-name="P2"><text:span text:style-name="T1">i_addr[G_ADDR_WIDTH – 1:0]</text:span></text:p>
        </draw:line>
        <draw:line draw:style-name="gr2" draw:text-style-name="P3" draw:layer="layout" svg:x1="3.251cm" svg:y1="18cm" svg:x2="9.251cm" svg:y2="18cm">
          <text:p text:style-name="P2"><text:span text:style-name="T1">i_wdata</text:span></text:p>
        </draw:line>
        <draw:line draw:style-name="gr6" draw:text-style-name="P4" draw:layer="layout" svg:x1="3.251cm" svg:y1="18.75cm" svg:x2="9.251cm" svg:y2="18.75cm">
          <text:p text:style-name="P2"><text:span text:style-name="T1">o_rdata[G_DATA_WIDTH-1:0]</text:span></text:p>
        </draw:line>
        <draw:line draw:style-name="gr2" draw:text-style-name="P3" draw:layer="layout" svg:x1="25.25cm" svg:y1="8cm" svg:x2="31.25cm" svg:y2="8cm">
          <text:p text:style-name="P2"><text:span text:style-name="T1">o_ws2812_data_done</text:span></text:p>
        </draw:line>
        <draw:custom-shape draw:style-name="gr7" draw:text-style-name="P9" draw:layer="layout" svg:width="5.25cm" svg:height="5cm" svg:x="18.75cm" svg:y="8cm">
          <text:p text:style-name="P8">ws2812_mngt.vhd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25cm" svg:height="5cm" svg:x="11cm" svg:y="8cm">
          <text:p text:style-name="P8">Ram.vhd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728cm" svg:height="9.75cm" draw:transform="skewX (-0.00453785605518526) translate (10.75cm 5.5cm)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cm" svg:height="1cm" svg:x="11cm" svg:y="5.25cm">
          <draw:text-box>
            <text:p>G_USE_RAM = ‘1’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rectangular" draw:cx="50%" draw:cy="50%" draw:start="100%" draw:end="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29T19:40:40.597828157</meta:creation-date>
    <dc:date>2021-07-31T23:10:26.320143886</dc:date>
    <meta:editing-duration>PT1H44M27S</meta:editing-duration>
    <meta:editing-cycles>13</meta:editing-cycles>
    <meta:generator>LibreOffice/7.1.4.2$Linux_X86_64 LibreOffice_project/e19c8e005a853514adc94ef87a3fca3f43994787</meta:generator>
    <meta:document-statistic meta:object-count="41"/>
  </office:meta>
</office:document-meta>
</file>